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243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1.27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line-through-style="solid" style:text-line-through-type="single"/>
    </style:style>
    <style:style style:name="ce4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sk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5" office:value-type="string" calcext:value-type="string">
            <text:p>JAAL 1.1 for Dijkstra’s algorith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6" office:value-type="string" calcext:value-type="string">
            <text:p>Target</text:p>
          </table:table-cell>
          <table:table-cell table:style-name="ce6"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 key-value type reference to node</text:p>
          </table:table-cell>
          <table:table-cell table:style-name="ce4" office:value-type="date" office:date-value="2021-10-05" calcext:value-type="date">
            <text:p>05.10.21</text:p>
          </table:table-cell>
          <table:table-cell/>
        </table:table-row>
        <table:table-row table:style-name="ro2">
          <table:table-cell office:value-type="string" calcext:value-type="string">
            <text:p>Schem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d key-value type reference to graph</text:p>
          </table:table-cell>
          <table:table-cell/>
          <table:table-cell office:value-type="string" calcext:value-type="string">
            <text:p>Prevent overgeneralization and discard this for now.</text:p>
          </table:table-cell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 key-value type reference to matrix</text:p>
          </table:table-cell>
          <table:table-cell table:style-name="ce4" office:value-type="date" office:date-value="2021-10-05" calcext:value-type="date">
            <text:p>05.10.21</text:p>
          </table:table-cell>
          <table:table-cell office:value-type="string" calcext:value-type="string">
            <text:p>Already implemented: a matrix contains nodes which may contain key-value pairs. Complex enough for now.</text:p>
          </table:table-cell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ve attributeList</text:p>
          </table:table-cell>
          <table:table-cell table:style-name="ce4" office:value-type="date" office:date-value="2021-10-05" calcext:value-type="date">
            <text:p>05.10.21</text:p>
          </table:table-cell>
          <table:table-cell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schema: click, grade, undo events</text:p>
          </table:table-cell>
          <table:table-cell table:style-name="ce4" office:value-type="date" office:date-value="2021-10-05" calcext:value-type="date">
            <text:p>05.10.21</text:p>
          </table:table-cell>
          <table:table-cell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initions schema</text:p>
          </table:table-cell>
          <table:table-cell table:style-name="ce4" office:value-type="date" office:date-value="2021-10-05" calcext:value-type="date">
            <text:p>05.10.21</text:p>
          </table:table-cell>
          <table:table-cell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itialState schema</text:p>
          </table:table-cell>
          <table:table-cell table:style-name="ce4" office:value-type="date" office:date-value="2021-10-05" calcext:value-type="date">
            <text:p>05.10.21</text:p>
          </table:table-cell>
          <table:table-cell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imation sche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em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TimeStamp schema</text:p>
          </table:table-cell>
          <table:table-cell table:style-name="ce4" office:value-type="date" office:date-value="2021-10-05" calcext:value-type="date">
            <text:p>05.10.21</text:p>
          </table:table-cell>
          <table:table-cell office:value-type="string" calcext:value-type="string">
            <text:p>Inside event schema</text:p>
          </table:table-cell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t data: Dijkstra exercise recording (semantics only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pdate metad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or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pdate defini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or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pdate initialSt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or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pdate anim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pdate metad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pdate defini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pdate initialSt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pdate anim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al Player-Recorder with A+ L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tegration test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chema for SVG data (for each step in student’s and model solution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ord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aving SVG d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laying SVG data</text:p>
          </table:table-cell>
          <table:table-cell table:number-columns-repeated="2"/>
        </table:table-row>
      </table:table>
      <table:table table:name="Schedule" table:style-name="ta1">
        <table:table-column table:style-name="co4" table:default-cell-style-name="Default"/>
        <table:table-column table:style-name="co5" table:number-columns-repeated="10" table:default-cell-style-name="Default"/>
        <table:table-row table:style-name="ro1">
          <table:table-cell table:style-name="ce5" office:value-type="string" calcext:value-type="string">
            <text:p>Schedul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 table:number-columns-spanned="10" table:number-rows-spanned="1">
            <text:p>Week</text:p>
          </table:table-cell>
          <table:covered-table-cell table:number-columns-repeated="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table:number-columns-repeated="10"/>
          <table:table-cell table:style-name="ce6" office:value-type="string" calcext:value-type="string">
            <text:p>Hard deadline: DSA Y Graph rounds opens on Tuesday!</text:p>
          </table:table-cell>
        </table:table-row>
        <table:table-row table:style-name="ro2">
          <table:table-cell office:value-type="string" calcext:value-type="string">
            <text:p>Schema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ecorder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ayer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tegration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.00.0000</text:date>, <text:time style:data-style-name="N2" text:time-value="19:31:14.882515869">00:00:00</text:time></text:p>
        </style:region-right>
      </style:header>
      <style:header-left style:display="false"/>
      <style:footer>
        <text:p>Sivu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5:43:47.808858284</meta:creation-date>
    <dc:date>2021-10-05T19:50:42.035713614</dc:date>
    <meta:editing-duration>PT4H16M46S</meta:editing-duration>
    <meta:editing-cycles>16</meta:editing-cycles>
    <meta:generator>LibreOffice/6.4.7.2$Linux_X86_64 LibreOffice_project/40$Build-2</meta:generator>
    <meta:document-statistic meta:table-count="2" meta:cell-count="113" meta:object-count="0"/>
  </office:meta>
</office:document-meta>
</file>